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8267" officeooo:paragraph-rsid="00108267"/>
    </style:style>
    <style:style style:name="P2" style:family="paragraph" style:parent-style-name="Standard">
      <style:text-properties officeooo:rsid="00108267" officeooo:paragraph-rsid="001101f3"/>
    </style:style>
    <style:style style:name="P3" style:family="paragraph" style:parent-style-name="Standard">
      <style:text-properties officeooo:rsid="001101f3" officeooo:paragraph-rsid="001101f3"/>
    </style:style>
    <style:style style:name="T1" style:family="text">
      <style:text-properties officeooo:rsid="001101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include&lt;iostream&gt;</text:p>
      <text:p text:style-name="P1">using namespace std;</text:p>
      <text:p text:style-name="P1">int main()</text:p>
      <text:p text:style-name="P1">{</text:p>
      <text:p text:style-name="P1">int n,<text:span text:style-name="T1">sum=0</text:span>;</text:p>
      <text:p text:style-name="P1">cin&gt;&gt;n;</text:p>
      <text:p text:style-name="P1">for(int i =1;i&lt;n;i++)</text:p>
      <text:p text:style-name="P1">{</text:p>
      <text:p text:style-name="P1">if(i%3==0||i%5==0)</text:p>
      <text:p text:style-name="P3">sum+=i;</text:p>
      <text:p text:style-name="P2">}</text:p>
      <text:p text:style-name="P2"><text:span text:style-name="T1">cout&lt;&lt;sum;</text:span><text:line-break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5T17:53:01.801201966</meta:creation-date>
    <dc:date>2019-05-05T18:02:28.133317299</dc:date>
    <meta:editing-duration>PT9M26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12" meta:word-count="19" meta:character-count="128" meta:non-whitespace-character-count="121"/>
  </office:meta>
</office:document-meta>
</file>